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Roboto1" svg:font-family="Roboto" style:font-pitch="variable"/>
    <style:font-face style:name="Roboto" svg:font-family="Roboto" style:font-adornments="Navadno" style:font-pitch="variable"/>
    <style:font-face style:name="Roboto Black" svg:font-family="'Roboto Black'" style:font-adornments="Črn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mplate_5f_segments">
      <style:paragraph-properties>
        <style:tab-stops>
          <style:tab-stop style:position="12.647cm"/>
          <style:tab-stop style:position="12.726cm"/>
          <style:tab-stop style:position="12.912cm"/>
        </style:tab-stops>
      </style:paragraph-properties>
      <style:text-properties fo:font-size="14pt" style:font-size-asian="12.25pt" style:font-size-complex="14pt"/>
    </style:style>
    <style:style style:name="P2" style:family="paragraph" style:parent-style-name="Text_20_body">
      <style:text-properties officeooo:rsid="00316c0f" officeooo:paragraph-rsid="00316c0f"/>
    </style:style>
    <style:style style:name="P3" style:family="paragraph" style:parent-style-name="Text_20_body">
      <style:text-properties officeooo:rsid="00349753" officeooo:paragraph-rsid="00349753"/>
    </style:style>
    <style:style style:name="P4" style:family="paragraph" style:parent-style-name="template_5f_segments">
      <style:paragraph-properties>
        <style:tab-stops>
          <style:tab-stop style:position="12.647cm"/>
          <style:tab-stop style:position="12.726cm"/>
          <style:tab-stop style:position="12.912cm"/>
        </style:tab-stops>
      </style:paragraph-properties>
      <style:text-properties officeooo:rsid="00316c0f" officeooo:paragraph-rsid="00316c0f"/>
    </style:style>
    <style:style style:name="P5" style:family="paragraph" style:parent-style-name="template_5f_segments">
      <style:text-properties officeooo:rsid="00316c0f" officeooo:paragraph-rsid="00316c0f"/>
    </style:style>
    <style:style style:name="P6" style:family="paragraph">
      <style:paragraph-properties fo:margin-left="0cm" fo:margin-right="6.399cm" fo:text-align="start" fo:text-indent="0cm" style:writing-mode="lr-tb"/>
    </style:style>
    <style:style style:name="P7" style:family="paragraph">
      <loext:graphic-properties draw:fill="none" draw:fill-color="#ffffff"/>
      <style:paragraph-properties fo:margin-left="0cm" fo:margin-right="6.399cm" fo:text-align="start" fo:text-indent="0cm" style:writing-mode="lr-tb"/>
      <style:text-properties style:font-name="Roboto1" fo:background-color="transparent"/>
    </style:style>
    <style:style style:name="P8"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0pt" style:font-size-asian="10pt" style:font-size-complex="10pt" fo:hyphenate="false"/>
    </style:style>
    <style:style style:name="P9"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Roboto1" fo:font-size="10pt" fo:letter-spacing="normal" fo:language="sl" fo:country="SI"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style:font-name="Roboto1" fo:font-weight="bold" fo:background-color="transparent" style:font-weight-asian="bold" style:font-weight-complex="bold"/>
    </style:style>
    <style:style style:name="T2" style:family="text">
      <style:text-properties style:font-name="Roboto1" fo:background-color="transparent"/>
    </style:style>
    <style:style style:name="T3" style:family="text">
      <style:text-properties fo:font-variant="normal" fo:text-transform="none" style:use-window-font-color="true" style:text-outline="false" style:text-line-through-style="none" style:text-line-through-type="none" style:text-position="0% 100%" style:font-name="Roboto1" fo:font-size="9pt" fo:letter-spacing="normal" fo:language="sl" fo:country="SI" fo:font-style="italic" fo:text-shadow="none" style:text-underline-style="none" fo:font-weight="bold" style:text-underline-mode="continuous" style:text-overline-mode="continuous" style:text-line-through-mode="continuous" style:letter-kerning="true" fo:background-color="transparent" style:font-name-asian="Noto Serif CJK SC" style:font-size-asian="9pt" style:language-asian="zh" style:country-asian="CN" style:font-style-asian="italic" style:font-weight-asian="bold" style:font-name-complex="Noto Sans Devanagari" style:font-size-complex="9pt" style:language-complex="hi" style:country-complex="IN" style:font-style-complex="italic" style:font-weight-complex="bold" style:text-emphasize="none" style:text-scale="100%"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text-position="0% 100%" style:font-name="Roboto1" fo:font-size="8pt" fo:letter-spacing="normal" fo:language="sl" fo:country="SI"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8pt" style:language-asian="zh" style:country-asian="CN" style:font-style-asian="normal" style:font-weight-asian="normal" style:font-name-complex="Noto Sans Devanagari" style:font-size-complex="8pt" style:language-complex="hi" style:country-complex="IN" style:font-style-complex="normal" style:font-weight-complex="normal" style:text-emphasize="none" style:text-scale="100%" style:font-relief="none" style:text-overline-style="none" style:text-overline-color="font-color"/>
    </style:style>
    <style:style style:name="gr1" style:family="graphic">
      <style:graphic-properties draw:stroke="solid" svg:stroke-width="0.102cm" svg:stroke-color="#000000" draw:marker-start-width="0.504cm" draw:marker-end-width="0.504cm" draw:stroke-linejoin="miter" draw:fill="none" draw:fill-color="#ffffff" draw:textarea-vertical-align="middle" fo:min-height="3.267cm" fo:padding-top="0.049cm" fo:padding-bottom="0.049cm" fo:padding-left="0.499cm" fo:padding-right="0.04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draw:textarea-vertical-align="middle" fo:min-height="2.2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0" draw:name="Lik1" draw:style-name="gr1" draw:text-style-name="P7" svg:width="16.858cm" svg:height="3.366cm" svg:x="0.083cm" svg:y="0.071cm"><draw:text-box><text:p text:style-name="P6"><text:span text:style-name="T1">Assignment #1</text:span></text:p><text:p text:style-name="P6"><text:span text:style-name="T2"/></text:p><text:p text:style-name="P6"><text:span text:style-name="T2">Introduction</text:span></text:p></draw:text-box></draw:frame><draw:frame text:anchor-type="paragraph" draw:z-index="1" draw:name="Lik2" draw:style-name="gr2" draw:text-style-name="P9" svg:width="3.176cm" svg:height="2.241cm" svg:x="12.996cm" svg:y="0.589cm"><draw:text-box><text:p text:style-name="P8"><text:span text:style-name="T3">DS &amp; ML Projects</text:span></text:p><text:p text:style-name="P8"><text:span text:style-name="T4">Due Date:</text:span></text:p><text:p text:style-name="P8"><text:span text:style-name="T4">September 7, 2022</text:span></text:p></draw:text-box></draw:frame></text:p>
      <text:p text:style-name="P4">Introduction</text:p>
      <text:p text:style-name="P2">This first assignment will be to get familiar with the manual and do some simple exercises. The bigger emphasis will be put towards playing around with python and get familiar with the concepts, rather than jump into Data Science and ML straight away.</text:p>
      <text:p text:style-name="P5">Goal</text:p>
      <text:p text:style-name="P2">Get familiar with the book. Read the first introductory chapters and start doing the Python exercises. The goal for this first assignment is to have done at least three Python Basic Exercises from the Python Basics chapter.</text:p>
      <text:p text:style-name="P3">In addition create a Github repo that will hold all of your projects in the future!</text:p>
      <text:p text:style-name="P5">Last remarks</text:p>
      <text:p text:style-name="P3">Don’t forget to create the Github rep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Roboto1" svg:font-family="Roboto" style:font-pitch="variable"/>
    <style:font-face style:name="Roboto" svg:font-family="Roboto" style:font-adornments="Navadno" style:font-pitch="variable"/>
    <style:font-face style:name="Roboto Black" svg:font-family="'Roboto Black'" style:font-adornments="Črn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l" fo:country="SI"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l" fo:country="SI"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fo:font-family="Roboto" style:font-style-name="Navadno"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emplate_5f_segments" style:display-name="template_segments" style:family="paragraph" style:parent-style-name="Standard" style:master-page-name="">
      <style:paragraph-properties fo:margin-top="0.199cm" fo:margin-bottom="0.199cm" loext:contextual-spacing="true" style:page-number="auto" fo:padding="0.101cm" fo:border-left="none" fo:border-right="none" fo:border-top="none" fo:border-bottom="3pt solid #000000">
        <style:tab-stops/>
      </style:paragraph-properties>
      <style:text-properties style:font-name="Roboto Black" fo:font-family="'Roboto Black'" style:font-style-name="Črna" style:font-pitch="variable" fo:font-weight="900" officeooo:rsid="00206631"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04T20:27:00.575885810</meta:creation-date>
    <meta:editing-duration>PT11M37S</meta:editing-duration>
    <meta:editing-cycles>4</meta:editing-cycles>
    <meta:generator>LibreOffice/6.0.7.3$Linux_X86_64 LibreOffice_project/00m0$Build-3</meta:generator>
    <dc:date>2022-09-04T20:49:09.908636907</dc:date>
    <meta:document-statistic meta:table-count="0" meta:image-count="0" meta:object-count="0" meta:page-count="1" meta:paragraph-count="7" meta:word-count="107" meta:character-count="624" meta:non-whitespace-character-count="524"/>
  </office:meta>
</office:document-meta>
</file>